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3083a" officeooo:paragraph-rsid="0003083a"/>
    </style:style>
    <style:style style:name="P2" style:family="paragraph" style:parent-style-name="Standard">
      <style:text-properties fo:font-size="14pt" fo:font-weight="bold" officeooo:rsid="0003083a" officeooo:paragraph-rsid="0003083a" style:font-size-asian="14pt" style:font-weight-asian="bold" style:font-size-complex="14pt" style:font-weight-complex="bold"/>
    </style:style>
    <style:style style:name="P3" style:family="paragraph">
      <style:paragraph-properties fo:text-align="center"/>
    </style:style>
    <style:style style:name="P4" style:family="paragraph">
      <style:text-properties style:text-position="-33% 58%" fo:font-weight="bold" style:font-weight-asian="bold" style:font-weight-complex="bold"/>
    </style:style>
    <style:style style:name="T1" style:family="text">
      <style:text-properties style:text-position="-33% 58%" fo:font-weight="bold" style:font-weight-asian="bold" style:font-weight-complex="bol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32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421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0201in" svg:stroke-color="#ff6633" draw:marker-start-width="0.2008in" draw:marker-end-width="0.2008in" draw:textarea-horizontal-align="center" draw:textarea-vertical-align="middle" fo:padding-top="0.0102in" fo:padding-bottom="0.0102in" fo:padding-left="0.0102in" fo:padding-right="0.0102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path text:anchor-type="paragraph" draw:z-index="4" draw:style-name="gr1" draw:text-style-name="P3" svg:width="2.324in" svg:height="5.3138in" draw:transform="skewX (9.34955511934228E-017) rotate (-0.792728546255825) translate (4.28494178097284in -1.54775420320439in)" svg:viewBox="0 0 5904 13498" svg:d="M0 13195c159-23 301 66 450 109 160 46 338 44 506 73 154 26 321 30 468 90 182 74 339-10 524 13 165 21 352-27 494-124 114-78 213-187 278-320 73-149 139-307 148-469 9-165 35-322 80-479 51-177 21-350 34-524 13-179 12-361 33-541 19-160 58-320 80-479 21-148-37-358 109-449 154-96 49-286 184-376 146-97 50-271 185-375 128-100 69-256 165-395 110-158 293-85 421-142 165-75 293 27 467-42 140-56 352-5 429-135 86-141 148-199 195-365 51-180 12-316 34-487 23-178-67-372-5-542 56-156 91-262 156-403 71-153 27-340 53-506 25-167 33-338 52-505 19-170-55-347 5-515 57-160 29-339 35-506 6-174 39-351 34-524-5-166 14-332 80-478 59-134 110-261 165-394 66-161 51-351 6-514-49-179 32-374-70-532-81-128-106-280-171-412-73-148-129-286-190-428-64-146-86-299-172-449-78-136-110-237-246-316-131-77-142-245-208-371-63-122-117-254-199-364l-1-19"><text:p/></draw:path><draw:path text:anchor-type="paragraph" draw:z-index="22" draw:style-name="gr4" draw:text-style-name="P3" svg:width="4.6823in" svg:height="2.5563in" svg:x="0.6311in" svg:y="-0.4583in" svg:viewBox="0 0 11894 6494" svg:d="M0 6449c150 7 299-6 449 26 146 32 297-26 449-14 153 13 309-27 464-26 160 1 311 62 479 40 152-20 309 20 463 0 167-21 327-1 494 0 158 1 324-19 479 13 182 37 265-104 449-66 144 31 297 0 449 0 157 0 321-6 478 0 156 7 310-31 463-26 148 5 299 8 449 0 152-8 311-12 465 0 153 12 313-53 462 12 160 70 322 0 479-26 156-26 308 34 449-106 118-116 303-169 419-303 119-138 314-215 449-343 135-130 266-258 389-397 127-145 292-263 434-396 143-135 349-237 433-411 74-153 184-269 285-409 90-123 158-243 224-396 71-166 197-261 345-397 139-127 251-248 373-384 122-135 189-317 359-396 207-97 199-238 345-382 113-112 170-252 209-397 36-130 40-266 60-396 22-136 58-272 74-411 16-132-43-261-14-396 29-132 60-263 60-397l30-65"><text:p/></draw:path>Evolution of Information</text:p>
      <text:p text:style-name="P1"/>
      <text:p text:style-name="P1"><draw:line text:anchor-type="paragraph" draw:z-index="0" draw:style-name="gr1" draw:text-style-name="P3" svg:x1="0.0016in" svg:y1="1.6835in" svg:x2="6.7307in" svg:y2="1.7043in"><text:p/></draw:line><draw:frame text:anchor-type="paragraph" draw:z-index="1" draw:style-name="gr2" draw:text-style-name="P4" svg:width="0.4425in" svg:height="0.3232in" svg:x="0.4957in" svg:y="1.5744in"><draw:text-box><text:p><text:span text:style-name="T1">Bang</text:span></text:p></draw:text-box></draw:frame><draw:frame text:anchor-type="paragraph" draw:z-index="2" draw:style-name="gr2" svg:width="1.0362in" svg:height="0.3232in" svg:x="-0.3728in" svg:y="2.0429in"><draw:text-box><text:p>Centralized</text:p></draw:text-box></draw:frame><draw:frame text:anchor-type="paragraph" draw:z-index="3" draw:style-name="gr2" svg:width="1.0362in" svg:height="0.3232in" svg:x="-0.4465in" svg:y="0.6366in"><draw:text-box><text:p>Decentralized</text:p></draw:text-box></draw:frame><draw:frame text:anchor-type="paragraph" draw:z-index="5" draw:style-name="gr2" draw:text-style-name="P4" svg:width="0.4425in" svg:height="0.3232in" svg:x="2.5283in" svg:y="1.6835in"><draw:text-box><text:p><text:span text:style-name="T1">1995</text:span></text:p></draw:text-box></draw:frame><draw:frame text:anchor-type="paragraph" draw:z-index="6" draw:style-name="gr2" draw:text-style-name="P4" svg:width="0.4425in" svg:height="0.3232in" svg:x="3.1846in" svg:y="1.7563in"><draw:text-box><text:p><text:span text:style-name="T1">2008</text:span></text:p></draw:text-box></draw:frame><draw:frame text:anchor-type="paragraph" draw:z-index="7" draw:style-name="gr2" draw:text-style-name="P4" svg:width="0.4425in" svg:height="0.3232in" svg:x="2.2626in" svg:y="1.6835in"><draw:text-box><text:p><text:span text:style-name="T1">1973</text:span></text:p></draw:text-box></draw:frame><draw:frame text:anchor-type="paragraph" draw:z-index="8" draw:style-name="gr2" svg:width="1.0362in" svg:height="0.3232in" svg:x="1.8354in" svg:y="2.2465in"><draw:text-box><text:p>website</text:p></draw:text-box></draw:frame><draw:frame text:anchor-type="paragraph" draw:z-index="9" draw:style-name="gr2" svg:width="1.0362in" svg:height="0.3232in" svg:x="2.3665in" svg:y="2.0063in"><draw:text-box><text:p>Apps (mobile)</text:p></draw:text-box></draw:frame><draw:frame text:anchor-type="paragraph" draw:z-index="23" draw:style-name="gr2" svg:width="1.0362in" svg:height="0.3232in" svg:x="3.2256in" svg:y="1.3602in"><draw:text-box><text:p>Dapps</text:p></draw:text-box></draw:frame><draw:frame text:anchor-type="paragraph" draw:z-index="24" draw:style-name="gr2" svg:width="1.0362in" svg:height="0.3232in" svg:x="3.4654in" svg:y="1.1409in"><draw:text-box><text:p>DSapps</text:p></draw:text-box></draw:frame><draw:frame text:anchor-type="paragraph" draw:z-index="10" draw:style-name="gr2" svg:width="1.0362in" svg:height="0.3232in" svg:x="4.522in" svg:y="0.8862in"><draw:text-box><text:p>DLapps</text:p></draw:text-box></draw:frame><draw:frame text:anchor-type="paragraph" draw:z-index="11" draw:style-name="gr2" svg:width="1.0362in" svg:height="0.3232in" svg:x="6.0327in" svg:y="1.7717in"><draw:text-box><text:p>time</text:p></draw:text-box></draw:frame><draw:frame text:anchor-type="paragraph" draw:z-index="25" draw:style-name="gr2" svg:width="1.0362in" svg:height="0.3232in" svg:x="3.5638in" svg:y="0.9429in"><draw:text-box><text:p>DScapps</text:p></draw:text-box></draw:frame><draw:frame text:anchor-type="paragraph" draw:z-index="12" draw:style-name="gr2" svg:width="1.0362in" svg:height="0.3232in" svg:x="4.9339in" svg:y="0.6217in"><draw:text-box><text:p>SelfAGI</text:p></draw:text-box></draw:frame><draw:frame text:anchor-type="paragraph" draw:z-index="13" draw:style-name="gr2" draw:text-style-name="P4" svg:width="0.4425in" svg:height="0.3232in" svg:x="3.8563in" svg:y="1.6209in"><draw:text-box><text:p><text:span text:style-name="T1">2016</text:span></text:p></draw:text-box></draw:frame><draw:frame text:anchor-type="paragraph" draw:z-index="14" draw:style-name="gr2" draw:text-style-name="P4" svg:width="0.4425in" svg:height="0.3232in" svg:x="3.4756in" svg:y="1.6209in"><draw:text-box><text:p><text:span text:style-name="T1">2015</text:span></text:p></draw:text-box></draw:frame><draw:frame text:anchor-type="paragraph" draw:z-index="15" draw:style-name="gr2" draw:text-style-name="P4" svg:width="0.4425in" svg:height="0.3232in" svg:x="4.122in" svg:y="1.6209in"><draw:text-box><text:p><text:span text:style-name="T1">2018</text:span></text:p></draw:text-box></draw:frame><draw:frame text:anchor-type="paragraph" draw:z-index="16" draw:style-name="gr2" draw:text-style-name="P4" svg:width="0.4425in" svg:height="0.3232in" svg:x="4.4862in" svg:y="1.6209in"><draw:text-box><text:p><text:span text:style-name="T1">2022</text:span></text:p></draw:text-box></draw:frame><draw:frame text:anchor-type="paragraph" draw:z-index="17" draw:style-name="gr2" draw:text-style-name="P4" svg:width="0.4425in" svg:height="0.3232in" svg:x="4.4862in" svg:y="1.6209in"><draw:text-box><text:p><text:span text:style-name="T1">2022</text:span></text:p></draw:text-box></draw:frame><draw:frame text:anchor-type="paragraph" draw:z-index="18" draw:style-name="gr2" draw:text-style-name="P4" svg:width="0.4425in" svg:height="0.3232in" svg:x="4.8819in" svg:y="1.6209in"><draw:text-box><text:p><text:span text:style-name="T1">2026</text:span></text:p></draw:text-box></draw:frame><draw:line text:anchor-type="paragraph" draw:z-index="19" draw:style-name="gr1" draw:text-style-name="P3" svg:x1="0.5898in" svg:y1="0.3917in" svg:x2="0.6in" svg:y2="2.7933in"><text:p/></draw:line><draw:line text:anchor-type="paragraph" draw:z-index="20" draw:style-name="gr1" draw:text-style-name="P3" svg:x1="6.6996in" svg:y1="0.2055in" svg:x2="6.7098in" svg:y2="2.6071in"><text:p/></draw:line><draw:frame text:anchor-type="paragraph" draw:z-index="21" draw:style-name="gr3" svg:width="0.8906in" svg:height="0.4217in" svg:x="6.7984in" svg:y="1.1236in"><draw:text-box><text:p>Intelligence/complexity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7T09:11:14.180823971</meta:creation-date>
    <meta:generator>LibreOffice/4.2.6.3$Linux_X86_64 LibreOffice_project/420m0$Build-3</meta:generator>
    <dc:date>2014-10-29T10:22:42.366755436</dc:date>
    <meta:editing-duration>P1DT4H40M39S</meta:editing-duration>
    <meta:editing-cycles>18</meta:editing-cycles>
    <meta:document-statistic meta:table-count="0" meta:image-count="0" meta:object-count="0" meta:page-count="1" meta:paragraph-count="1" meta:word-count="3" meta:character-count="24" meta:non-whitespace-character-count="22"/>
  </office:meta>
</office:document-meta>
</file>